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4292f" style:font-name="apple-system" fo:letter-spacing="normal" fo:font-style="normal" style:text-underline-style="none" fo:font-weight="normal" officeooo:rsid="001bbdb7" officeooo:paragraph-rsid="001bbdb7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24292f" style:font-name="apple-system" fo:letter-spacing="normal" fo:font-style="normal" fo:font-weight="normal" officeooo:paragraph-rsid="001bbdb7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4292f" style:font-name="apple-system" fo:letter-spacing="normal" fo:font-style="normal" fo:font-weight="normal" officeooo:rsid="001bbdb7" officeooo:paragraph-rsid="001bbdb7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24292f" style:font-name="apple-system" fo:letter-spacing="normal" fo:font-style="normal" fo:font-weight="bold" officeooo:paragraph-rsid="001bbdb7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24292f" style:font-name="apple-system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4292f" style:font-name="apple-system" fo:font-size="12pt" fo:letter-spacing="normal" fo:font-style="normal" fo:font-weight="normal" officeooo:rsid="001bbdb7" officeooo:paragraph-rsid="001bbdb7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24292f" style:font-name="apple-system" fo:font-size="12pt" fo:letter-spacing="normal" fo:font-style="normal" fo:font-weight="normal" officeooo:rsid="00206771" officeooo:paragraph-rsid="0022364d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24292f" style:font-name="apple-system" fo:font-size="12pt" fo:letter-spacing="normal" fo:font-style="normal" fo:font-weight="normal" officeooo:rsid="0024a481" officeooo:paragraph-rsid="0024a481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24292f" style:font-name="apple-system" fo:font-size="12pt" fo:letter-spacing="normal" fo:font-style="normal" fo:font-weight="normal" officeooo:paragraph-rsid="0022bdb8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24292f" style:font-name="apple-system" fo:font-size="12pt" fo:letter-spacing="normal" fo:font-style="normal" fo:font-weight="normal" officeooo:paragraph-rsid="0024a481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24292f" style:font-name="apple-system" fo:font-size="12pt" fo:letter-spacing="normal" fo:font-style="normal" fo:font-weight="normal" officeooo:rsid="0022bdb8" officeooo:paragraph-rsid="0022bdb8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24292f" style:font-name="apple-system" fo:font-size="12pt" fo:letter-spacing="normal" fo:font-style="normal" style:text-underline-style="none" fo:font-weight="normal" officeooo:rsid="0023cf5c" officeooo:paragraph-rsid="0023cf5c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officeooo:paragraph-rsid="001bbdb7"/>
    </style:style>
    <style:style style:name="P14" style:family="paragraph" style:parent-style-name="Text_20_body">
      <style:paragraph-properties fo:text-align="start" style:justify-single-word="false"/>
      <style:text-properties officeooo:paragraph-rsid="00206771"/>
    </style:style>
    <style:style style:name="P15" style:family="paragraph" style:parent-style-name="Text_20_body">
      <style:paragraph-properties fo:text-align="start" style:justify-single-word="false"/>
      <style:text-properties officeooo:paragraph-rsid="0021a3a6"/>
    </style:style>
    <style:style style:name="P16" style:family="paragraph" style:parent-style-name="Text_20_body">
      <style:paragraph-properties fo:text-align="start" style:justify-single-word="false"/>
      <style:text-properties officeooo:paragraph-rsid="0022364d"/>
    </style:style>
    <style:style style:name="P17" style:family="paragraph" style:parent-style-name="Text_20_body">
      <style:paragraph-properties fo:text-align="start" style:justify-single-word="false"/>
      <style:text-properties officeooo:paragraph-rsid="0022bdb8"/>
    </style:style>
    <style:style style:name="P18" style:family="paragraph" style:parent-style-name="Text_20_body">
      <style:paragraph-properties fo:text-align="start" style:justify-single-word="false"/>
      <style:text-properties officeooo:rsid="001bbdb7" officeooo:paragraph-rsid="001bbdb7"/>
    </style:style>
    <style:style style:name="P19" style:family="paragraph" style:parent-style-name="Heading_20_2">
      <style:paragraph-properties fo:text-align="center" style:justify-single-word="false"/>
      <style:text-properties fo:font-variant="normal" fo:text-transform="none" fo:color="#24292f" style:font-name="apple-system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24292f" style:font-name="ui-monospace" fo:font-size="9.75pt" fo:letter-spacing="normal" fo:font-style="normal" fo:font-weight="normal" officeooo:rsid="001bbdb7" officeooo:paragraph-rsid="001bbdb7" style:font-weight-asian="normal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24292f" style:font-name="ui-monospace" fo:font-size="9.75pt" fo:letter-spacing="normal" fo:font-style="normal" fo:font-weight="normal" officeooo:rsid="0022364d" officeooo:paragraph-rsid="0022364d"/>
    </style:style>
    <style:style style:name="P22" style:family="paragraph" style:parent-style-name="Preformatted_20_Text">
      <style:paragraph-properties fo:text-align="start" style:justify-single-word="false"/>
      <style:text-properties fo:font-variant="normal" fo:text-transform="none" fo:color="#24292f" style:font-name="ui-monospace" fo:font-size="9.75pt" fo:letter-spacing="normal" fo:font-style="normal" fo:font-weight="normal" officeooo:paragraph-rsid="0022bdb8"/>
    </style:style>
    <style:style style:name="P23" style:family="paragraph" style:parent-style-name="Preformatted_20_Text">
      <style:paragraph-properties fo:text-align="start" style:justify-single-word="false"/>
      <style:text-properties officeooo:paragraph-rsid="0022bdb8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f" style:font-name="ui-monospace" fo:font-size="9.75pt" fo:letter-spacing="normal" fo:font-style="normal" fo:font-weight="normal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f" style:font-name="ui-monospace" fo:font-size="9.75pt" fo:letter-spacing="normal" fo:font-style="normal" fo:font-weight="normal" officeooo:paragraph-rsid="0024a481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f" style:font-name="ui-monospace" fo:font-size="9.75pt" fo:letter-spacing="normal" fo:font-style="normal" fo:font-weight="normal" officeooo:paragraph-rsid="0021a3a6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f" style:font-name="ui-monospace" fo:font-size="9.75pt" fo:letter-spacing="normal" fo:font-style="normal" fo:font-weight="normal" officeooo:rsid="0021a3a6" officeooo:paragraph-rsid="0021a3a6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9pt" fo:letter-spacing="normal" fo:font-style="normal" fo:font-weight="normal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9pt" fo:letter-spacing="normal" fo:font-style="normal" fo:font-weight="normal" officeooo:rsid="0024d507" officeooo:paragraph-rsid="0024d507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9pt" fo:letter-spacing="normal" fo:font-style="normal" fo:font-weight="normal" officeooo:rsid="0031fca5" officeooo:paragraph-rsid="0031fca5" style:font-size-asian="11pt" style:font-size-complex="11pt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9pt" fo:letter-spacing="normal" fo:font-style="normal" fo:font-weight="normal" officeooo:rsid="0034d738" officeooo:paragraph-rsid="0034d738" style:font-size-asian="11pt" style:font-size-complex="11pt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2pt" fo:letter-spacing="normal" fo:font-style="normal" fo:font-weight="normal" officeooo:paragraph-rsid="0024d507" style:font-size-asian="12pt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2pt" fo:letter-spacing="normal" fo:font-style="normal" fo:font-weight="normal" officeooo:rsid="00300e86" officeooo:paragraph-rsid="00300e86" style:font-size-asian="12pt" style:font-size-complex="12pt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2pt" fo:letter-spacing="normal" fo:font-style="normal" fo:font-weight="normal" officeooo:rsid="0030472c" officeooo:paragraph-rsid="0030472c" style:font-size-asian="12pt" style:font-size-complex="12pt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2pt" fo:letter-spacing="normal" fo:font-style="normal" fo:font-weight="normal" officeooo:rsid="0031fca5" officeooo:paragraph-rsid="0031fca5" style:font-size-asian="12pt" style:font-size-complex="12pt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2pt" fo:letter-spacing="normal" fo:font-style="normal" fo:font-weight="normal" officeooo:rsid="0024d507" officeooo:paragraph-rsid="0024d507" style:font-size-asian="12pt" style:font-size-complex="12pt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2pt" fo:letter-spacing="normal" fo:font-style="normal" fo:font-weight="normal" officeooo:paragraph-rsid="0024d507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2pt" fo:letter-spacing="normal" fo:font-style="normal" fo:font-weight="bold" officeooo:rsid="0031fca5" officeooo:paragraph-rsid="0031fca5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1pt" fo:letter-spacing="normal" fo:font-style="normal" fo:font-weight="normal" officeooo:paragraph-rsid="0031fca5" style:font-size-asian="11pt" style:font-size-complex="11pt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1pt" fo:letter-spacing="normal" fo:font-style="normal" fo:font-weight="normal" officeooo:paragraph-rsid="0034d738" style:font-size-asian="11pt" style:font-size-complex="11pt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1pt" fo:letter-spacing="normal" fo:font-style="normal" fo:font-weight="normal" officeooo:rsid="00360dd4" officeooo:paragraph-rsid="00360dd4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1pt" fo:letter-spacing="normal" fo:font-style="normal" fo:font-weight="normal" officeooo:rsid="00372d61" officeooo:paragraph-rsid="00372d61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1pt" fo:letter-spacing="normal" fo:font-style="normal" fo:font-weight="normal" officeooo:rsid="0038aea5" officeooo:paragraph-rsid="0038aea5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1pt" fo:letter-spacing="normal" fo:font-style="normal" fo:font-weight="normal" officeooo:rsid="0038b7ac" officeooo:paragraph-rsid="0038b7ac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1pt" fo:letter-spacing="normal" fo:font-style="normal" fo:font-weight="bold" officeooo:rsid="00360dd4" officeooo:paragraph-rsid="00360dd4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IBMPlexMono, monospace," fo:font-size="9pt" fo:letter-spacing="normal" fo:font-style="normal" fo:font-weight="normal" fo:background-color="#fffffe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IBMPlexMono, monospace," fo:font-size="9pt" fo:letter-spacing="normal" fo:font-style="normal" fo:font-weight="normal" officeooo:rsid="0031fca5" officeooo:paragraph-rsid="0031fca5" fo:background-color="#fffffe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IBMPlexMono, monospace," fo:font-size="9pt" fo:letter-spacing="normal" fo:font-style="normal" fo:font-weight="normal" officeooo:rsid="0031fca5" officeooo:paragraph-rsid="0031fca5" fo:background-color="#fffffe" style:font-size-asian="11pt" style:font-size-complex="11pt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IBMPlexMono, monospace," fo:font-size="9pt" fo:letter-spacing="normal" fo:font-style="normal" fo:font-weight="normal" officeooo:rsid="0034d738" officeooo:paragraph-rsid="0034d738" fo:background-color="#fffffe" style:font-size-asian="11pt" style:font-size-complex="11pt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IBMPlexMono, monospace," fo:font-size="9pt" fo:letter-spacing="normal" fo:font-style="normal" fo:font-weight="normal" officeooo:paragraph-rsid="001eef66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IBMPlexMono, monospace," fo:font-size="12pt" fo:letter-spacing="normal" fo:font-style="normal" fo:font-weight="normal" officeooo:paragraph-rsid="0024d507" fo:background-color="#fffffe" style:font-size-asian="12pt" style:font-size-complex="12pt"/>
    </style:style>
    <style:style style:name="P5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d4d4d4" style:font-name="Droid Sans Mono" fo:font-size="10.5pt" fo:letter-spacing="normal" fo:font-style="normal" fo:font-weight="normal" officeooo:rsid="00360dd4" officeooo:paragraph-rsid="00360dd4" fo:background-color="#1e1e1e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d4d4d4" style:font-name="Droid Sans Mono" fo:font-size="10.5pt" fo:letter-spacing="normal" fo:font-style="normal" fo:font-weight="normal" officeooo:rsid="0038aea5" officeooo:paragraph-rsid="0038aea5" fo:background-color="#1e1e1e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e9178" style:font-name="Droid Sans Mono" fo:font-size="10.5pt" fo:letter-spacing="normal" fo:font-style="normal" fo:font-weight="normal" officeooo:rsid="0038aea5" officeooo:paragraph-rsid="0038aea5" fo:background-color="#1e1e1e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212121" style:font-name="Inter" officeooo:paragraph-rsid="0031fca5"/>
    </style:style>
    <style:style style:name="P5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8aea5"/>
    </style:style>
    <style:style style:name="P5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8b7ac"/>
    </style:style>
    <style:style style:name="P58" style:family="paragraph" style:parent-style-name="Text_20_body">
      <style:paragraph-properties fo:margin-left="0cm" fo:margin-right="0cm" fo:text-indent="0cm" style:auto-text-indent="false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rsid="0024a481" officeooo:paragraph-rsid="0024a481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paragraph-rsid="0024a481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style:font-name="Chandas" officeooo:paragraph-rsid="0024a481"/>
    </style:style>
    <style:style style:name="P6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Inter" fo:font-size="11pt" fo:letter-spacing="normal" fo:font-style="normal" fo:font-weight="normal" officeooo:rsid="0038aea5" officeooo:paragraph-rsid="0038aea5" style:font-size-asian="11pt" style:font-weight-asian="normal" style:font-size-complex="11pt" style:font-weight-complex="normal"/>
    </style:style>
    <style:style style:name="P6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f" style:font-name="ui-monospace" fo:font-size="9.75pt" fo:letter-spacing="normal" fo:font-style="normal" fo:font-weight="normal"/>
    </style:style>
    <style:style style:name="P6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f" fo:letter-spacing="normal"/>
    </style:style>
    <style:style style:name="P65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66" style:family="paragraph" style:parent-style-name="Standard">
      <style:text-properties fo:color="#000000" style:font-name="IBMPlexMono, monospace," fo:background-color="#fffffe"/>
    </style:style>
    <style:style style:name="P67" style:family="paragraph" style:parent-style-name="Standard">
      <style:text-properties fo:color="#000000" style:font-name="IBMPlexMono, monospace," officeooo:rsid="00275fa4" officeooo:paragraph-rsid="00275fa4" fo:background-color="#fffffe"/>
    </style:style>
    <style:style style:name="P68" style:family="paragraph" style:parent-style-name="Standard">
      <style:text-properties fo:color="#000000" style:font-name="IBMPlexMono, monospace," officeooo:rsid="00324af7" officeooo:paragraph-rsid="00324af7" fo:background-color="#fffffe"/>
    </style:style>
    <style:style style:name="P69" style:family="paragraph" style:parent-style-name="Standard">
      <style:text-properties fo:color="#000000" style:font-name="IBMPlexMono, monospace," fo:font-weight="bold" officeooo:rsid="0034d738" officeooo:paragraph-rsid="0034d738" fo:background-color="#fffffe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officeooo:paragraph-rsid="0022364d"/>
    </style:style>
    <style:style style:name="P7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2" style:family="paragraph" style:parent-style-name="Standard">
      <style:text-properties fo:color="#0451a5" style:font-name="IBMPlexMono, monospace," fo:background-color="#fffffe"/>
    </style:style>
    <style:style style:name="P7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74" style:family="paragraph" style:parent-style-name="Standard">
      <style:paragraph-properties style:line-height-at-least="0.503cm"/>
    </style:style>
    <style:style style:name="P75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76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bdb7" style:font-weight-asian="normal" style:font-weight-complex="normal"/>
    </style:style>
    <style:style style:name="T3" style:family="text">
      <style:text-properties officeooo:rsid="0022bdb8" style:font-weight-asian="normal" style:font-weight-complex="normal"/>
    </style:style>
    <style:style style:name="T4" style:family="text">
      <style:text-properties officeooo:rsid="001bbdb7" style:font-style-asian="normal" style:font-weight-asian="normal" style:font-style-complex="normal" style:font-weight-complex="normal"/>
    </style:style>
    <style:style style:name="T5" style:family="text">
      <style:text-properties fo:font-size="12pt" style:font-style-asian="normal" style:font-weight-asian="normal" style:font-style-complex="normal" style:font-weight-complex="normal"/>
    </style:style>
    <style:style style:name="T6" style:family="text">
      <style:text-properties fo:font-size="12pt" style:font-weight-asian="normal" style:font-weight-complex="normal"/>
    </style:style>
    <style:style style:name="T7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24292f" style:font-name="apple-system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4292f" style:font-name="apple-system" fo:font-size="12pt" fo:letter-spacing="normal" fo:font-style="normal" fo:font-weight="normal" officeooo:rsid="001bbdb7" style:font-weight-asian="normal" style:font-weight-complex="normal"/>
    </style:style>
    <style:style style:name="T10" style:family="text">
      <style:text-properties fo:font-variant="normal" fo:text-transform="none" fo:color="#24292f" style:font-name="apple-system" fo:font-size="12pt" fo:letter-spacing="normal" fo:font-style="normal" fo:font-weight="normal" officeooo:rsid="001cf05e" style:font-weight-asian="normal" style:font-weight-complex="normal"/>
    </style:style>
    <style:style style:name="T11" style:family="text">
      <style:text-properties fo:font-variant="normal" fo:text-transform="none" fo:color="#24292f" style:font-name="apple-system" fo:font-size="12pt" fo:letter-spacing="normal" fo:font-style="normal" fo:font-weight="normal" officeooo:rsid="00206771" style:font-weight-asian="normal" style:font-weight-complex="normal"/>
    </style:style>
    <style:style style:name="T12" style:family="text">
      <style:text-properties fo:font-variant="normal" fo:text-transform="none" fo:color="#24292f" style:font-name="apple-system" fo:font-size="12pt" fo:letter-spacing="normal" fo:font-style="normal" fo:font-weight="normal" officeooo:rsid="0021a3a6" style:font-weight-asian="normal" style:font-weight-complex="normal"/>
    </style:style>
    <style:style style:name="T13" style:family="text">
      <style:text-properties fo:font-variant="normal" fo:text-transform="none" fo:color="#24292f" style:font-name="apple-system" fo:font-size="12pt" fo:letter-spacing="normal" fo:font-style="normal" fo:font-weight="normal" officeooo:rsid="0022364d" style:font-weight-asian="normal" style:font-weight-complex="normal"/>
    </style:style>
    <style:style style:name="T14" style:family="text">
      <style:text-properties fo:font-variant="normal" fo:text-transform="none" fo:color="#24292f" style:font-name="apple-system" fo:font-size="12pt" fo:letter-spacing="normal" fo:font-style="normal" fo:font-weight="normal" officeooo:rsid="0022bdb8" style:font-weight-asian="normal" style:font-weight-complex="normal"/>
    </style:style>
    <style:style style:name="T15" style:family="text">
      <style:text-properties fo:font-variant="normal" fo:text-transform="none" fo:color="#24292f" style:font-name="apple-system" fo:font-size="10.5pt" fo:letter-spacing="normal" fo:font-style="normal" fo:font-weight="normal" officeooo:rsid="0038aea5"/>
    </style:style>
    <style:style style:name="T16" style:family="text">
      <style:text-properties fo:font-variant="normal" fo:text-transform="none" fo:color="#24292f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24292f" style:text-line-through-style="none" style:text-line-through-type="none" style:font-name="apple-system" fo:font-size="12pt" fo:letter-spacing="normal" fo:font-style="normal" style:text-underline-style="none" fo:font-weight="normal" officeooo:rsid="001bbdb7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24292f" style:font-name="ui-monospace" fo:font-size="9.75pt" fo:letter-spacing="normal" fo:font-style="normal" fo:font-weight="normal" style:font-weight-asian="normal" style:font-weight-complex="normal" loext:padding="0cm" loext:border="none"/>
    </style:style>
    <style:style style:name="T19" style:family="text">
      <style:text-properties fo:font-variant="normal" fo:text-transform="none" fo:color="#24292f" style:font-name="ui-monospace" fo:font-size="9.75pt" fo:letter-spacing="normal" fo:font-style="normal" fo:font-weight="normal" officeooo:rsid="00206771" style:font-weight-asian="normal" style:font-weight-complex="normal" loext:padding="0cm" loext:border="none"/>
    </style:style>
    <style:style style:name="T20" style:family="text">
      <style:text-properties fo:font-variant="normal" fo:text-transform="none" fo:color="#24292f" style:font-name="ui-monospace" fo:font-size="8.25pt" fo:letter-spacing="normal" fo:font-style="normal" fo:font-weight="normal" officeooo:rsid="0038aea5" loext:padding="0cm" loext:border="none"/>
    </style:style>
    <style:style style:name="T21" style:family="text">
      <style:text-properties fo:font-variant="normal" fo:text-transform="none" fo:font-size="12pt" fo:letter-spacing="normal" fo:font-style="normal" fo:font-weight="normal" officeooo:rsid="0031fca5" style:font-size-asian="12pt" style:font-size-complex="12pt"/>
    </style:style>
    <style:style style:name="T22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style:font-name="apple-system" fo:font-size="12pt" fo:letter-spacing="normal" fo:font-style="normal" fo:font-weight="normal"/>
    </style:style>
    <style:style style:name="T24" style:family="text">
      <style:text-properties fo:font-variant="normal" fo:text-transform="none" style:font-name="apple-system" fo:font-size="12pt" fo:letter-spacing="normal" fo:font-style="normal" fo:font-weight="normal" officeooo:rsid="0038aea5"/>
    </style:style>
    <style:style style:name="T25" style:family="text">
      <style:text-properties fo:font-variant="normal" fo:text-transform="none" fo:color="#212121" style:font-name="Inter" fo:font-size="11pt" fo:letter-spacing="normal" fo:font-style="normal" fo:font-weight="normal" officeooo:rsid="0038aea5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212121" style:font-name="Inter" fo:font-size="11pt" fo:letter-spacing="normal" fo:font-style="normal" fo:font-weight="normal" officeooo:rsid="0038b7ac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212121" style:font-name="Inter" fo:font-size="11pt" fo:letter-spacing="normal" fo:font-style="normal" fo:font-weight="bold" officeooo:rsid="0038b7ac" style:font-size-asian="11pt" style:font-weight-asian="bold" style:font-size-complex="11pt" style:font-weight-complex="bold"/>
    </style:style>
    <style:style style:name="T28" style:family="text">
      <style:text-properties fo:font-variant="normal" fo:text-transform="none" style:font-name="var ff-mono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29" style:family="text">
      <style:text-properties fo:font-variant="normal" fo:text-transform="none" style:font-name="var ff-mono" fo:letter-spacing="normal" fo:font-style="normal" fo:font-weight="bold" officeooo:rsid="0038b7ac" fo:background-color="transparent" loext:char-shading-value="0" style:font-weight-asian="bold" style:font-weight-complex="bold" loext:padding="0cm" loext:border="none"/>
    </style:style>
    <style:style style:name="T30" style:family="text">
      <style:text-properties fo:color="#a31515"/>
    </style:style>
    <style:style style:name="T31" style:family="text">
      <style:text-properties fo:color="#a31515" style:font-name="IBMPlexMono, monospace," fo:font-size="11pt" officeooo:rsid="0031fca5" fo:background-color="#fffffe" loext:char-shading-value="0" style:font-size-asian="11pt" style:font-size-complex="11pt"/>
    </style:style>
    <style:style style:name="T32" style:family="text">
      <style:text-properties fo:color="#0451a5"/>
    </style:style>
    <style:style style:name="T33" style:family="text">
      <style:text-properties fo:color="#0451a5" fo:font-weight="bold"/>
    </style:style>
    <style:style style:name="T34" style:family="text">
      <style:text-properties fo:color="#212121" style:font-name="Inter"/>
    </style:style>
    <style:style style:name="T35" style:family="text">
      <style:text-properties officeooo:rsid="001eef66" fo:background-color="#fffffe" loext:char-shading-value="0"/>
    </style:style>
    <style:style style:name="T36" style:family="text">
      <style:text-properties style:font-name="apple-system" fo:font-size="12pt"/>
    </style:style>
    <style:style style:name="T37" style:family="text">
      <style:text-properties style:font-name="apple-system" fo:font-size="12pt" style:font-weight-asian="normal" style:font-weight-complex="normal"/>
    </style:style>
    <style:style style:name="T38" style:family="text">
      <style:text-properties style:font-name="apple-system" fo:font-size="12pt" officeooo:rsid="00206771" style:font-weight-asian="normal" style:font-weight-complex="normal"/>
    </style:style>
    <style:style style:name="T39" style:family="text">
      <style:text-properties style:font-name="apple-system" fo:font-size="12pt" officeooo:rsid="0024a481"/>
    </style:style>
    <style:style style:name="T40" style:family="text">
      <style:text-properties style:font-name="ui-monospace" fo:font-size="9.75pt" fo:font-style="normal" fo:font-weight="normal"/>
    </style:style>
    <style:style style:name="T41" style:family="text">
      <style:text-properties officeooo:rsid="0024a481"/>
    </style:style>
    <style:style style:name="T42" style:family="text">
      <style:text-properties fo:color="#569cd6"/>
    </style:style>
    <style:style style:name="T43" style:family="text">
      <style:text-properties fo:color="#569cd6" style:font-name="Droid Sans Mono" fo:font-size="10.5pt" fo:font-weight="normal" fo:background-color="#1e1e1e" loext:char-shading-value="0"/>
    </style:style>
    <style:style style:name="T44" style:family="text">
      <style:text-properties fo:color="#d4d4d4" style:font-name="Droid Sans Mono" fo:font-size="10.5pt" fo:font-weight="normal" fo:background-color="#1e1e1e" loext:char-shading-value="0"/>
    </style:style>
    <style:style style:name="T45" style:family="text">
      <style:text-properties fo:color="#ce9178"/>
    </style:style>
    <style:style style:name="T46" style:family="text">
      <style:text-properties fo:color="#ce9178" style:font-name="Droid Sans Mono" fo:font-size="10.5pt" fo:font-weight="normal" fo:background-color="#1e1e1e" loext:char-shading-value="0"/>
    </style:style>
    <style:style style:name="T47" style:family="text">
      <style:text-properties officeooo:rsid="0024d507"/>
    </style:style>
    <style:style style:name="T48" style:family="text">
      <style:text-properties fo:font-size="9pt"/>
    </style:style>
    <style:style style:name="T49" style:family="text">
      <style:text-properties officeooo:rsid="0024d507" style:font-size-asian="12pt" style:font-size-complex="12pt"/>
    </style:style>
    <style:style style:name="T50" style:family="text">
      <style:text-properties officeooo:rsid="0031fca5"/>
    </style:style>
    <style:style style:name="T51" style:family="text">
      <style:text-properties fo:color="#098658"/>
    </style:style>
    <style:style style:name="T52" style:family="text">
      <style:text-properties officeooo:rsid="00324af7"/>
    </style:style>
    <style:style style:name="T53" style:family="text">
      <style:text-properties officeooo:rsid="0034d738"/>
    </style:style>
    <style:style style:name="T54" style:family="text">
      <style:text-properties fo:color="#b5cea8"/>
    </style:style>
    <style:style style:name="T55" style:family="text">
      <style:text-properties officeooo:rsid="0038aea5"/>
    </style:style>
    <style:style style:name="T56" style:family="text">
      <style:text-properties fo:color="#24292f" style:font-name="apple-system" fo:font-size="10.5pt"/>
    </style:style>
    <style:style style:name="T57" style:family="text">
      <style:text-properties fo:color="#24292f" style:font-name="ui-monospace" fo:font-size="8.25pt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Knowledge-platform local setup</text:h>
      <text:p text:style-name="P5"/>
      <text:p text:style-name="P1">1. <text:a xlink:type="simple" xlink:href="https://github.com/project-sunbird/knowledge-platform/tree/release-5.1.0" text:style-name="Internet_20_link" text:visited-style-name="Visited_20_Internet_20_Link">https://github.com/project-sunbird/knowledge-platform/tree/release-5.1.0</text:a></text:p>
      <text:p text:style-name="P1">export or clone the files. With name knowledge-platform.</text:p>
      <text:p text:style-name="P1">2. <text:span text:style-name="T1">make directry and export the files by below command</text:span></text:p>
      <text:p text:style-name="P1">mkdir -p ~/sunbird-dbs/neo4j ~/sunbird-dbs/cassandra ~/sunbird-dbs/redis ~/sunbird-dbs/es ~/sunbird-dbs/kafka</text:p>
      <text:p text:style-name="P1">export sunbird_dbs_path=~/sunbird-dbs</text:p>
      <text:p text:style-name="P1"/>
      <text:p text:style-name="P4">Neo4j database setup in docker:</text:p>
      <text:p text:style-name="P4"/>
      <text:p text:style-name="P2"><text:span text:style-name="T4">1. </text:span><text:span text:style-name="T5">First, we need to get the neo4j image from docker hub using the following command</text:span></text:p>
      <text:p text:style-name="P2"><text:span text:style-name="T4"><text:s/>$sudo </text:span><text:span text:style-name="T2">docker pull neo4j:3.3.0</text:span></text:p>
      <text:p text:style-name="P2"><text:span text:style-name="T2">2. </text:span><text:span text:style-name="T6">We need to create the neo4j instance, By using the below command we can create the same and run in a container.</text:span></text:p>
      <text:p text:style-name="P3">$sudo docker run --name sunbird_neo4j -p7474:7474 -p7687:7687 -d \</text:p>
      <text:p text:style-name="P3"><text:s text:c="4"/><text:tab/>-v $sunbird_dbs_path/neo4j/data:/var/lib/neo4j/data \</text:p>
      <text:p text:style-name="P3"><text:tab/>-v $sunbird_dbs_path/neo4j/logs:/var/lib/neo4j/logs \</text:p>
      <text:p text:style-name="P3"><text:tab/>-v $sunbird_dbs_path/neo4j/plugins:/var/lib/neo4j/plugins \</text:p>
      <text:p text:style-name="P3">--env NEO4J_dbms_connector_https_advertised__address="localhost:7473" \</text:p>
      <text:p text:style-name="P3">--env NEO4J_dbms_connector_http_advertised__address="localhost:7474" \</text:p>
      <text:p text:style-name="P3">--env NEO4J_dbms_connector_bolt_advertised__address="localhost:7687" \</text:p>
      <text:p text:style-name="P3">--env NEO4J_AUTH=none \</text:p>
      <text:p text:style-name="P3">neo4j:3.3.0</text:p>
      <text:p text:style-name="P2"><text:span text:style-name="T2">3. </text:span><text:span text:style-name="T6">Load seed data to neo4j using the instructions provided in the</text:span></text:p>
      <text:p text:style-name="P13"><text:span text:style-name="T9"><text:s text:c="4"/><text:tab/>1.Download </text:span><text:a xlink:type="simple" xlink:href="https://github.com/project-sunbird/knowledge-platform/blob/release-5.1.0/master-data/neo4j-graph.db.zip" text:style-name="Internet_20_link" text:visited-style-name="Visited_20_Internet_20_Link"><text:span text:style-name="T17">neo4j graph.db file</text:span></text:a><text:span text:style-name="T9"> and extract it.</text:span></text:p>
      <text:p text:style-name="P6"><text:tab/>2. Before loading seed data, stop neo4j container.</text:p>
      <text:p text:style-name="P6"><text:tab/>$sudo docker stop sunbird_neo4j </text:p>
      <text:p text:style-name="P6"><text:tab/>or try to force stop or restart pc and replace file (4 option)</text:p>
      <text:p text:style-name="P18"><text:span text:style-name="T10">4. </text:span><text:span text:style-name="T8">Replace the graph.db file in local <text:s text:c="3"/><text:tab/>path: </text:span><text:span text:style-name="Source_20_Text"><text:span text:style-name="T18">$sunbird_dbs_path/neo4j/data/databases</text:span></text:span><text:span text:style-name="T8"> with the extracted graph.db file.</text:span></text:p>
      <text:p text:style-name="P14"><text:soft-page-break/><text:span text:style-name="T11">5. </text:span><text:span text:style-name="T8">To SSH to neo4j docker container, run the below command.</text:span></text:p>
      <text:p text:style-name="P24"><text:tab/>docker exec -it sunbird_neo4j bash</text:p>
      <text:p text:style-name="P70"><text:span text:style-name="T13">6. </text:span><text:span text:style-name="T8">Download </text:span><text:a xlink:type="simple" xlink:href="https://github.com/project-sunbird/knowledge-platform/blob/release-5.1.0/master-data/cassandra_backup.tar.gz" text:style-name="Internet_20_link" text:visited-style-name="Visited_20_Internet_20_Link"><text:span text:style-name="T16">cassandra backup file</text:span></text:a><text:span text:style-name="T8"> and extract it.</text:span></text:p>
      <text:p text:style-name="P16"><text:span text:style-name="T13">7.</text:span><text:span text:style-name="T11"> Place the extracted </text:span><text:span text:style-name="Source_20_Text"><text:span text:style-name="T19">cassandra_backup</text:span></text:span><text:span text:style-name="T11"> folder in local <text:tab/>path: </text:span><text:span text:style-name="Source_20_Text"><text:span text:style-name="T19">$sunbird_dbs_path/cassandra/backups</text:span></text:span><text:span text:style-name="T11">.</text:span></text:p>
      <text:p text:style-name="P16"><text:span text:style-name="T13">8.</text:span><text:span text:style-name="T11"> we need to get the cassandra image and can be done using the below command.</text:span></text:p>
      <text:p text:style-name="P24">docker pull cassandra:3.11.8 </text:p>
      <text:p text:style-name="P7">9. We need to create the cassandra instance, By using the below command we can create the same and run in a container.</text:p>
      <text:p text:style-name="P24">docker run --name sunbird_cassandra -d -p 9042:9042 \</text:p>
      <text:p text:style-name="P63">-v $sunbird_dbs_path/cassandra/data:/var/lib/cassandra \</text:p>
      <text:p text:style-name="P63">-v $sunbird_dbs_path/cassandra/logs:/opt/cassandra/logs \</text:p>
      <text:p text:style-name="P63">-v $sunbird_dbs_path/cassandra/backups:/mnt/backups \</text:p>
      <text:p text:style-name="P63">--network bridge cassandra:3.11.8 </text:p>
      <text:p text:style-name="P21"><text:span text:style-name="T37">10. </text:span><text:span text:style-name="T38">we can use the existing network or create a new network</text:span></text:p>
      <text:p text:style-name="P21"><text:span text:style-name="T38"><text:tab/></text:span><text:span text:style-name="T37">$ sudo </text:span><text:span text:style-name="T38">docker network create sunbird_db_network</text:span></text:p>
      <text:p text:style-name="P23"><text:span text:style-name="T11">1</text:span><text:span text:style-name="T14">1. </text:span><text:span text:style-name="T8">To start cassandra cypher shell run the below command.</text:span></text:p>
      <text:p text:style-name="P24"><text:tab/>docker exec -it sunbird_cassandra cqlsh</text:p>
      <text:p text:style-name="P17"><text:span text:style-name="T13">1</text:span><text:span text:style-name="T14">2. </text:span><text:span text:style-name="T8">To ssh to cassandra docker container, run the below command.</text:span></text:p>
      <text:p text:style-name="P24"><text:tab/>docker exec -it sunbird_cassandra /bin/bash</text:p>
      <text:p text:style-name="P14"><text:span text:style-name="T13">1</text:span><text:span text:style-name="T14">3.</text:span><text:span text:style-name="T11"> </text:span><text:span text:style-name="T8">Start cassandra shell by executing following command and type </text:span><text:span text:style-name="Source_20_Text"><text:span text:style-name="T18">cqlsh</text:span></text:span><text:span text:style-name="T8"> to <text:tab/>start <text:s/>cassandra cypher shell.</text:span></text:p>
      <text:p text:style-name="P24"><text:tab/>docker exec -it sunbird_cassandra sh</text:p>
      <text:p text:style-name="P14"><text:span text:style-name="T11">1</text:span><text:span text:style-name="T14">4</text:span><text:span text:style-name="T11">. </text:span><text:span text:style-name="T8">Load database schema by executing below command in cypher shell.</text:span></text:p>
      <text:p text:style-name="P24"><text:tab/>cqlsh</text:p>
      <text:p text:style-name="P63"><text:tab/>source '/mnt/backups/cassandra_backup/db_schema.cql';</text:p>
      <text:p text:style-name="P14"><text:span text:style-name="T11">1</text:span><text:span text:style-name="T14">5</text:span><text:span text:style-name="T11">. </text:span><text:span text:style-name="T8">Press </text:span><text:span text:style-name="Source_20_Text"><text:span text:style-name="T18">ctrl + z</text:span></text:span><text:span text:style-name="T8"> to get out of cypher shell and stay in cassandra container shell.</text:span></text:p>
      <text:p text:style-name="P14"><text:span text:style-name="T11">1</text:span><text:span text:style-name="T14">6</text:span><text:span text:style-name="T11">. </text:span><text:span text:style-name="T8">Now, run the following commands to load the data into earlier created <text:tab/>tables.</text:span></text:p>
      <text:p text:style-name="P24">sstableloader -d 127.0.0.1 <text:tab/>/mnt/backups/cassandra_backup/data/dev_category_store/category_definition_data-fc4c9690c2bc11eb91450f9648eeaf0a</text:p>
      <text:p text:style-name="P63">sstableloader -d 127.0.0.1 /mnt/backups/cassandra_backup/data/dev_hierarchy_store/content_hierarchy-ea2f4a20c2bc11eb91450f9648eeaf0a</text:p>
      <text:p text:style-name="P63">sstableloader -d 127.0.0.1 /mnt/backups/cassandra_backup/data/sunbirddev_dialcode_store/system_config-1970bbe0c2c011eb91450f9648eeaf0a</text:p>
      <text:p text:style-name="P15"><text:span text:style-name="T12">1</text:span><text:span text:style-name="T14">7</text:span><text:span text:style-name="T12">.</text:span><text:span text:style-name="T8">we need to get the redis image from docker hub using the below command.</text:span></text:p>
      <text:p text:style-name="P26"><text:tab/>docker pull redis:6.0.8</text:p>
      <text:p text:style-name="P27"><text:soft-page-break/><text:tab/>docker run --name sunbird_redis -d -p 6379:6379 redis:6.0.8</text:p>
      <text:p text:style-name="P20"><text:tab/>docker exec -it sunbird_redis bash</text:p>
      <text:p text:style-name="P9"><text:span text:style-name="T3">18.</text:span>Prepare your docker-compose.yml file using the following reference.</text:p>
      <text:p text:style-name="P12">$sudo vi docker-compose.yml</text:p>
      <text:p text:style-name="P22">version: '3'</text:p>
      <text:p text:style-name="P65"/>
      <text:p text:style-name="P63">services:</text:p>
      <text:p text:style-name="P64"><text:s text:c="2"/><text:span text:style-name="T40">zookeeper:</text:span></text:p>
      <text:p text:style-name="P64"><text:s text:c="4"/><text:span text:style-name="T40">image: 'wurstmeister/zookeeper:latest'</text:span></text:p>
      <text:p text:style-name="P64"><text:s text:c="4"/><text:span text:style-name="T40">container_name: zookeeper</text:span></text:p>
      <text:p text:style-name="P64"><text:s text:c="4"/><text:span text:style-name="T40">ports:</text:span></text:p>
      <text:p text:style-name="P64"><text:s text:c="6"/><text:span text:style-name="T40">- "2181:2181" <text:s text:c="3"/></text:span></text:p>
      <text:p text:style-name="P64"><text:s text:c="4"/><text:span text:style-name="T40">environment:</text:span></text:p>
      <text:p text:style-name="P64"><text:s text:c="6"/><text:span text:style-name="T40">- KAFKA_ADVERTISED_LISTENERS=PLAINTEXT://127.0.0.1:2181 <text:s text:c="4"/></text:span></text:p>
      <text:p text:style-name="P64"><text:s text:c="4"/></text:p>
      <text:p text:style-name="P64"><text:s text:c="2"/><text:span text:style-name="T40">kafka:</text:span></text:p>
      <text:p text:style-name="P64"><text:s text:c="4"/><text:span text:style-name="T40">image: 'wurstmeister/kafka:2.11-1.0.1'</text:span></text:p>
      <text:p text:style-name="P64"><text:s text:c="4"/><text:span text:style-name="T40">container_name: kafka</text:span></text:p>
      <text:p text:style-name="P64"><text:s text:c="4"/><text:span text:style-name="T40">ports:</text:span></text:p>
      <text:p text:style-name="P64"><text:s text:c="6"/><text:span text:style-name="T40">- "9092:9092"</text:span></text:p>
      <text:p text:style-name="P64"><text:s text:c="4"/><text:span text:style-name="T40">environment:</text:span></text:p>
      <text:p text:style-name="P64"><text:s text:c="6"/><text:span text:style-name="T40">- KAFKA_BROKER_ID=1</text:span></text:p>
      <text:p text:style-name="P64"><text:s text:c="6"/><text:span text:style-name="T40">- KAFKA_LISTENERS=PLAINTEXT://:9092</text:span></text:p>
      <text:p text:style-name="P64"><text:s text:c="6"/><text:span text:style-name="T40">- KAFKA_ADVERTISED_LISTENERS=PLAINTEXT://127.0.0.1:9092</text:span></text:p>
      <text:p text:style-name="P64"><text:s text:c="6"/><text:span text:style-name="T40">- KAFKA_ZOOKEEPER_CONNECT=zookeeper:2181 <text:s text:c="5"/></text:span></text:p>
      <text:p text:style-name="P64"><text:s text:c="6"/><text:span text:style-name="T40">- ALLOW_PLAINTEXT_LISTENER=yes</text:span></text:p>
      <text:p text:style-name="P64"><text:s text:c="4"/><text:span text:style-name="T40">depends_on:</text:span></text:p>
      <text:p text:style-name="P64"><text:s text:c="6"/><text:span text:style-name="T40">- zookeeper <text:s/></text:span></text:p>
      <text:p text:style-name="P11">19. If Error occur remove depends_on: -zookeeper</text:p>
      <text:p text:style-name="P10"><text:span text:style-name="T41">20. </text:span>Go to the path where docker-compose.yml placed and run the below <text:tab/>command to create and run the containers (zookeeper &amp; kafka).</text:p>
      <text:p text:style-name="P24"><text:tab/>docker-compose -f docker-compose.yml up -d</text:p>
      <text:p text:style-name="P10"><text:span text:style-name="T41">21.</text:span>To start kafka docker container shell, run the below command.</text:p>
      <text:p text:style-name="P24"><text:tab/>docker exec -it kafka s<text:span text:style-name="T41">h</text:span></text:p>
      <text:p text:style-name="P10"><text:span text:style-name="T41">22.</text:span>Go to path /opt/kafka/bin, where we will have executable files to perform operations(creating topics, running producers and consumers, etc). Example:</text:p>
      <text:p text:style-name="P24">kafka-topics.sh --create --zookeeper zookeeper:2181 --replication-factor 1 --partitions 1 --topic test_topic </text:p>
      <text:p text:style-name="P58"><text:bookmark text:name="user-content-running-content-service"/><text:line-break/><text:span text:style-name="T41">23. </text:span><text:span text:style-name="T7">Go to the path: /knowledge-platform and run the below maven command to build the application.</text:span></text:p>
      <text:p text:style-name="P25"><text:soft-page-break/><text:tab/>mvn clean install -DskipTests</text:p>
      <text:p text:style-name="P25"><text:span text:style-name="T39">24. </text:span><text:span text:style-name="T36">Go to the path: /knowledge-platform/content-api/content-service and run the below maven command to run the netty server.</text:span></text:p>
      <text:p text:style-name="P24"><text:tab/>mvn play2:run</text:p>
      <text:p text:style-name="P60"><text:span text:style-name="T41">25. </text:span><text:span text:style-name="T7">Using the below command we can verify whether the databases(neo4j,redis &amp; cassandra) connection is established or not. If all connections are good, health is shown as 'true' otherwise it will be 'false'.</text:span></text:p>
      <text:p text:style-name="P24"><text:tab/>curl http://localhost:9000/health</text:p>
      <text:p text:style-name="P60"><text:span text:style-name="T41">26.</text:span><text:span text:style-name="T7">Go to the path: /knowledge-platform/search-api/search-service and run the below maven command to run the netty server.</text:span></text:p>
      <text:p text:style-name="P24">mvn play2:run</text:p>
      <text:p text:style-name="P60"><text:span text:style-name="T41">27. </text:span><text:span text:style-name="T7">Go to the path: /knowledge-platform/taxonomy-api/taxonomy-service and run the below maven command to run the netty server.</text:span></text:p>
      <text:p text:style-name="P24">mvn play2:run</text:p>
      <text:p text:style-name="P61"><text:span text:style-name="T41">28. change file content-service/ </text:span><text:span text:style-name="T47">conf/</text:span><text:span text:style-name="T41">application.conf change the</text:span></text:p>
      <text:p text:style-name="P60"><text:span text:style-name="T43">collection.keyspace</text:span><text:span text:style-name="T44"> = </text:span><text:span text:style-name="T46">"dev_hierarchy_store"</text:span></text:p>
      <text:p text:style-name="P71"><text:span text:style-name="T42">content.keyspace</text:span> = <text:span text:style-name="T45">"dev_content_store"</text:span></text:p>
      <text:p text:style-name="P59"/>
      <text:p text:style-name="P8">29. First we have to create License by using postmen using below command</text:p>
      <text:p text:style-name="P28"><text:tab/><text:a xlink:type="simple" xlink:href="http://localhost:9000/license/v3/create" text:style-name="Internet_20_link" text:visited-style-name="Visited_20_Internet_20_Link">http://localhost:9000/license/v3/create</text:a></text:p>
      <text:p text:style-name="P28"/>
      <text:p text:style-name="P50"><text:span text:style-name="T35"><text:tab/>Header </text:span><text:span text:style-name="T34">Content-Type <text:s text:c="4"/>: application/json</text:span></text:p>
      <text:p text:style-name="P46"><text:tab/>{</text:p>
      <text:p text:style-name="P66"><text:span text:style-name="T30"><text:tab/>"request"</text:span>: {</text:p>
      <text:p text:style-name="P66"><text:span text:style-name="T30"><text:tab/>"license"</text:span>: {</text:p>
      <text:p text:style-name="P66"><text:span text:style-name="T30"><text:tab/>"name"</text:span>: <text:span text:style-name="T32">"CC BY 4.0"</text:span>,</text:p>
      <text:p text:style-name="P66"><text:span text:style-name="T30"><text:tab/>"url"</text:span>: <text:span text:style-name="T32">"www.url.com"</text:span></text:p>
      <text:p text:style-name="P66"><text:tab/>}</text:p>
      <text:p text:style-name="P66"><text:tab/>}</text:p>
      <text:p text:style-name="P66"><text:tab/>}</text:p>
      <text:p text:style-name="P29"/>
      <text:p text:style-name="P36">30.Now create Content by using below command on postmen</text:p>
      <text:p text:style-name="P32"><text:a xlink:type="simple" xlink:href="http://localhost:9000/content/v3/create" text:style-name="Internet_20_link" text:visited-style-name="Visited_20_Internet_20_Link">http://localhost:9000/content/v3/create</text:a></text:p>
      <text:p text:style-name="P37"><text:span text:style-name="T49">Header </text:span><text:span text:style-name="T48">x-channel-id: org.sunbird</text:span></text:p>
      <text:p text:style-name="P51">{</text:p>
      <text:p text:style-name="P66"><text:span text:style-name="T30">"request"</text:span>: {</text:p>
      <text:p text:style-name="P66"><text:span text:style-name="T30">"content"</text:span>: {</text:p>
      <text:p text:style-name="P66"><text:span text:style-name="T30">"name"</text:span>: <text:span text:style-name="T32">"H5P Content"</text:span>,</text:p>
      <text:p text:style-name="P66"><text:span text:style-name="T30">"code"</text:span>: <text:span text:style-name="T32">"h5pcontent"</text:span>,</text:p>
      <text:p text:style-name="P66"><text:span text:style-name="T30">"mimeType"</text:span>: <text:span text:style-name="T32">"application/vnd.ekstep.h5p-archive"</text:span>,</text:p>
      <text:p text:style-name="P66"><text:span text:style-name="T30">"primaryCategory"</text:span>: <text:span text:style-name="T32">"Learning Resource"</text:span>,</text:p>
      <text:p text:style-name="P66"><text:span text:style-name="T30">"createdBy"</text:span>: <text:span text:style-name="T32">"874ed8a5-782e-4f6c-8f36-e0288455901e"</text:span></text:p>
      <text:p text:style-name="P66">}</text:p>
      <text:p text:style-name="P66">}</text:p>
      <text:p text:style-name="P66">}</text:p>
      <text:p text:style-name="P66"><text:soft-page-break/></text:p>
      <text:p text:style-name="P67">Refrence document:---</text:p>
      <text:p text:style-name="P67"/>
      <text:p text:style-name="P67"><text:a xlink:type="simple" xlink:href="http://docs.sunbird.org/3.5.0/developer-docs/server-installation/post_installation_configuration/" text:style-name="Internet_20_link" text:visited-style-name="Visited_20_Internet_20_Link">http://docs.sunbird.org/3.5.0/developer-docs/server-installation/post_installation_configuration/</text:a></text:p>
      <text:p text:style-name="P67"/>
      <text:p text:style-name="P67"><text:a xlink:type="simple" xlink:href="https://github.com/orgs/Sunbird-Knowlg/discussions/24" text:style-name="Internet_20_link" text:visited-style-name="Visited_20_Internet_20_Link">https://github.com/orgs/Sunbird-Knowlg/discussions/24</text:a></text:p>
      <text:p text:style-name="P67"/>
      <text:p text:style-name="P67"><text:a xlink:type="simple" xlink:href="http://docs.sunbird.org/latest/apis/license/#tag/License-APIs" text:style-name="Internet_20_link" text:visited-style-name="Visited_20_Internet_20_Link">http://docs.sunbird.org/latest/apis/license/#tag/License-APIs</text:a></text:p>
      <text:p text:style-name="P67"/>
      <text:p text:style-name="P67"><text:a xlink:type="simple" xlink:href="http://docs.sunbird.org/latest/apis/" text:style-name="Internet_20_link" text:visited-style-name="Visited_20_Internet_20_Link">http://docs.sunbird.org/latest/apis/</text:a></text:p>
      <text:p text:style-name="P67"/>
      <text:p text:style-name="P32"/>
      <text:p text:style-name="P33">create </text:p>
      <text:p text:style-name="P33">review </text:p>
      <text:p text:style-name="P33">pull </text:p>
      <text:p text:style-name="P34">search api</text:p>
      <text:p text:style-name="P33">marge</text:p>
      <text:p text:style-name="P34">sink tool</text:p>
      <text:p text:style-name="P34"/>
      <text:p text:style-name="P34">*************************************************************************</text:p>
      <text:p text:style-name="P34"/>
      <text:p text:style-name="P38">content read by Api </text:p>
      <text:p text:style-name="P35"/>
      <text:p text:style-name="P55"><text:span text:style-name="T21">Get </text:span><text:span text:style-name="T22">http://localhost:9000/content/v3/read/</text:span><text:span text:style-name="T31">identifier</text:span></text:p>
      <text:p text:style-name="P47">{</text:p>
      <text:p text:style-name="P66"><text:span text:style-name="T30">"id"</text:span>: <text:span text:style-name="T32">"api.content.read"</text:span>,</text:p>
      <text:p text:style-name="P66"><text:span text:style-name="T30">"ver"</text:span>: <text:span text:style-name="T32">"3.0"</text:span>,</text:p>
      <text:p text:style-name="P66"><text:span text:style-name="T30">"ts"</text:span>: <text:span text:style-name="T32">"2023-01-13T14:44:25Z+05:30"</text:span>,</text:p>
      <text:p text:style-name="P66"><text:span text:style-name="T30">"params"</text:span>: {</text:p>
      <text:p text:style-name="P66"><text:span text:style-name="T30">"resmsgid"</text:span>: <text:span text:style-name="T32">"4a9388cc-09c7-4c8b-896d-42a3721a6020"</text:span>,</text:p>
      <text:p text:style-name="P66"><text:span text:style-name="T30">"msgid"</text:span>: <text:span text:style-name="T33">null</text:span>,</text:p>
      <text:p text:style-name="P66"><text:span text:style-name="T30">"err"</text:span>: <text:span text:style-name="T33">null</text:span>,</text:p>
      <text:p text:style-name="P66"><text:span text:style-name="T30">"status"</text:span>: <text:span text:style-name="T32">"successful"</text:span>,</text:p>
      <text:p text:style-name="P66"><text:span text:style-name="T30">"errmsg"</text:span>: <text:span text:style-name="T33">null</text:span></text:p>
      <text:p text:style-name="P66">},</text:p>
      <text:p text:style-name="P66"><text:span text:style-name="T30">"responseCode"</text:span>: <text:span text:style-name="T32">"OK"</text:span>,</text:p>
      <text:p text:style-name="P66"><text:span text:style-name="T30">"result"</text:span>: {</text:p>
      <text:p text:style-name="P66"><text:span text:style-name="T30">"content"</text:span>: {</text:p>
      <text:p text:style-name="P66"><text:span text:style-name="T30">"ownershipType"</text:span>: [</text:p>
      <text:p text:style-name="P72">"createdBy"</text:p>
      <text:p text:style-name="P66">],</text:p>
      <text:p text:style-name="P66"><text:span text:style-name="T30">"code"</text:span>: <text:span text:style-name="T32">"h5pcontent"</text:span>,</text:p>
      <text:p text:style-name="P66"><text:span text:style-name="T30">"interceptionPoints"</text:span>: {},</text:p>
      <text:p text:style-name="P66"><text:span text:style-name="T30">"credentials"</text:span>: {</text:p>
      <text:p text:style-name="P66"><text:span text:style-name="T30">"enabled"</text:span>: <text:span text:style-name="T32">"No"</text:span></text:p>
      <text:p text:style-name="P66">},</text:p>
      <text:p text:style-name="P66"><text:span text:style-name="T30">"channel"</text:span>: <text:span text:style-name="T32">"org.sunbird"</text:span>,</text:p>
      <text:p text:style-name="P66"><text:span text:style-name="T30">"language"</text:span>: [</text:p>
      <text:p text:style-name="P72">"English"</text:p>
      <text:p text:style-name="P66">],</text:p>
      <text:p text:style-name="P66"><text:span text:style-name="T30">"mimeType"</text:span>: <text:span text:style-name="T32">"application/vnd.ekstep.h5p-archive"</text:span>,</text:p>
      <text:p text:style-name="P66"><text:soft-page-break/><text:span text:style-name="T30">"idealScreenSize"</text:span>: <text:span text:style-name="T32">"normal"</text:span>,</text:p>
      <text:p text:style-name="P66"><text:span text:style-name="T30">"createdOn"</text:span>: <text:span text:style-name="T32">"2023-01-11T15:37:54.220+0530"</text:span>,</text:p>
      <text:p text:style-name="P66"><text:span text:style-name="T30">"objectType"</text:span>: <text:span text:style-name="T32">"Content"</text:span>,</text:p>
      <text:p text:style-name="P66"><text:span text:style-name="T30">"primaryCategory"</text:span>: <text:span text:style-name="T32">"Learning Resource"</text:span>,</text:p>
      <text:p text:style-name="P66"><text:span text:style-name="T30">"contentDisposition"</text:span>: <text:span text:style-name="T32">"inline"</text:span>,</text:p>
      <text:p text:style-name="P66"><text:span text:style-name="T30">"lastUpdatedOn"</text:span>: <text:span text:style-name="T32">"2023-01-11T15:37:54.220+0530"</text:span>,</text:p>
      <text:p text:style-name="P66"><text:span text:style-name="T30">"contentEncoding"</text:span>: <text:span text:style-name="T32">"gzip"</text:span>,</text:p>
      <text:p text:style-name="P66"><text:span text:style-name="T30">"contentType"</text:span>: <text:span text:style-name="T32">"PreviousBoardExamPapers"</text:span>,</text:p>
      <text:p text:style-name="P66"><text:span text:style-name="T30">"dialcodeRequired"</text:span>: <text:span text:style-name="T32">"No"</text:span>,</text:p>
      <text:p text:style-name="P66"><text:span text:style-name="T30">"trackable"</text:span>: {</text:p>
      <text:p text:style-name="P66"><text:span text:style-name="T30">"enabled"</text:span>: <text:span text:style-name="T32">"No"</text:span>,</text:p>
      <text:p text:style-name="P66"><text:span text:style-name="T30">"autoBatch"</text:span>: <text:span text:style-name="T32">"No"</text:span></text:p>
      <text:p text:style-name="P66">},</text:p>
      <text:p text:style-name="P66"><text:span text:style-name="T30">"identifier"</text:span>: <text:span text:style-name="T32">"do_11370875227515289616"</text:span>,</text:p>
      <text:p text:style-name="P66"><text:span text:style-name="T30">"lastStatusChangedOn"</text:span>: <text:span text:style-name="T32">"2023-01-11T15:37:54.220+0530"</text:span>,</text:p>
      <text:p text:style-name="P66"><text:span text:style-name="T30">"audience"</text:span>: [</text:p>
      <text:p text:style-name="P72">"Student"</text:p>
      <text:p text:style-name="P66">],</text:p>
      <text:p text:style-name="P66"><text:span text:style-name="T30">"os"</text:span>: [</text:p>
      <text:p text:style-name="P72">"All"</text:p>
      <text:p text:style-name="P66">],</text:p>
      <text:p text:style-name="P66"><text:span text:style-name="T30">"visibility"</text:span>: <text:span text:style-name="T32">"Default"</text:span>,</text:p>
      <text:p text:style-name="P66"><text:span text:style-name="T30">"discussionForum"</text:span>: {</text:p>
      <text:p text:style-name="P66"><text:span text:style-name="T30">"enabled"</text:span>: <text:span text:style-name="T32">"No"</text:span></text:p>
      <text:p text:style-name="P66">},</text:p>
      <text:p text:style-name="P66"><text:span text:style-name="T30">"mediaType"</text:span>: <text:span text:style-name="T32">"content"</text:span>,</text:p>
      <text:p text:style-name="P66"><text:span text:style-name="T30">"osId"</text:span>: <text:span text:style-name="T32">"org.ekstep.quiz.app"</text:span>,</text:p>
      <text:p text:style-name="P66"><text:span text:style-name="T30">"languageCode"</text:span>: [</text:p>
      <text:p text:style-name="P72">"en"</text:p>
      <text:p text:style-name="P66">],</text:p>
      <text:p text:style-name="P66"><text:span text:style-name="T30">"version"</text:span>: <text:span text:style-name="T51">2</text:span>,</text:p>
      <text:p text:style-name="P66"><text:span text:style-name="T30">"versionKey"</text:span>: <text:span text:style-name="T32">"1673431674220"</text:span>,</text:p>
      <text:p text:style-name="P66"><text:span text:style-name="T30">"license"</text:span>: <text:span text:style-name="T32">"CC BY 4.0"</text:span>,</text:p>
      <text:p text:style-name="P66"><text:span text:style-name="T30">"idealScreenDensity"</text:span>: <text:span text:style-name="T32">"hdpi"</text:span>,</text:p>
      <text:p text:style-name="P66"><text:span text:style-name="T30">"framework"</text:span>: <text:span text:style-name="T32">"NCF"</text:span>,</text:p>
      <text:p text:style-name="P66"><text:span text:style-name="T30">"createdBy"</text:span>: <text:span text:style-name="T32">"874ed8a5-782e-4f6c-8f36-e0288455901e"</text:span>,</text:p>
      <text:p text:style-name="P66"><text:span text:style-name="T30">"compatibilityLevel"</text:span>: <text:span text:style-name="T51">1</text:span>,</text:p>
      <text:p text:style-name="P66"><text:span text:style-name="T30">"name"</text:span>: <text:span text:style-name="T32">"H5P Content"</text:span>,</text:p>
      <text:p text:style-name="P66"><text:span text:style-name="T30">"status"</text:span>: <text:span text:style-name="T32">"Draft"</text:span></text:p>
      <text:p text:style-name="P66">}</text:p>
      <text:p text:style-name="P66">}</text:p>
      <text:p text:style-name="P66">}</text:p>
      <text:p text:style-name="P66"/>
      <text:p text:style-name="P69">UPDATE Content</text:p>
      <text:p text:style-name="P66"/>
      <text:p text:style-name="P39"><text:span text:style-name="T52">PATCH </text:span><text:a xlink:type="simple" xlink:href="http://localhost:9000/content/v3/update/do_11370875227515289616" text:style-name="Internet_20_link" text:visited-style-name="Visited_20_Internet_20_Link"><text:span text:style-name="T50">http://localhost:9000/content/v3/update/do_11370875227515289616</text:span></text:a></text:p>
      <text:p text:style-name="P30"/>
      <text:p text:style-name="P48">{</text:p>
      <text:p text:style-name="P66"><text:span text:style-name="T30">"request"</text:span>: {</text:p>
      <text:p text:style-name="P66"><text:span text:style-name="T30">"content"</text:span>: {</text:p>
      <text:p text:style-name="P66"><text:span text:style-name="T30">"versionKey"</text:span>: <text:span text:style-name="T32">"1673843241923"</text:span>,</text:p>
      <text:p text:style-name="P66"><text:span text:style-name="T30">"description"</text:span>: <text:span text:style-name="T32">"Updated description"</text:span></text:p>
      <text:p text:style-name="P66"><text:soft-page-break/>}</text:p>
      <text:p text:style-name="P66">}</text:p>
      <text:p text:style-name="P66">}</text:p>
      <text:p text:style-name="P68">result</text:p>
      <text:p text:style-name="P48">{</text:p>
      <text:p text:style-name="P66"><text:span text:style-name="T30">"id"</text:span>: <text:span text:style-name="T32">"api.content.update"</text:span>,</text:p>
      <text:p text:style-name="P66"><text:span text:style-name="T30">"ver"</text:span>: <text:span text:style-name="T32">"3.0"</text:span>,</text:p>
      <text:p text:style-name="P66"><text:span text:style-name="T30">"ts"</text:span>: <text:span text:style-name="T32">"2023-01-16T09:58:56Z+05:30"</text:span>,</text:p>
      <text:p text:style-name="P66"><text:span text:style-name="T30">"params"</text:span>: {</text:p>
      <text:p text:style-name="P66"><text:span text:style-name="T30">"resmsgid"</text:span>: <text:span text:style-name="T32">"0549b8c0-0ddf-4f41-9c35-84ffc7531696"</text:span>,</text:p>
      <text:p text:style-name="P66"><text:span text:style-name="T30">"msgid"</text:span>: <text:span text:style-name="T33">null</text:span>,</text:p>
      <text:p text:style-name="P66"><text:span text:style-name="T30">"err"</text:span>: <text:span text:style-name="T33">null</text:span>,</text:p>
      <text:p text:style-name="P66"><text:span text:style-name="T30">"status"</text:span>: <text:span text:style-name="T32">"successful"</text:span>,</text:p>
      <text:p text:style-name="P66"><text:span text:style-name="T30">"errmsg"</text:span>: <text:span text:style-name="T33">null</text:span></text:p>
      <text:p text:style-name="P66">},</text:p>
      <text:p text:style-name="P66"><text:span text:style-name="T30">"responseCode"</text:span>: <text:span text:style-name="T32">"OK"</text:span>,</text:p>
      <text:p text:style-name="P66"><text:span text:style-name="T30">"result"</text:span>: {</text:p>
      <text:p text:style-name="P66"><text:span text:style-name="T30">"identifier"</text:span>: <text:span text:style-name="T32">"do_11370875227515289616"</text:span>,</text:p>
      <text:p text:style-name="P66"><text:span text:style-name="T30">"node_id"</text:span>: <text:span text:style-name="T32">"do_11370875227515289616"</text:span>,</text:p>
      <text:p text:style-name="P66"><text:span text:style-name="T30">"versionKey"</text:span>: <text:span text:style-name="T32">"1673843336748"</text:span></text:p>
      <text:p text:style-name="P66">}</text:p>
      <text:p text:style-name="P66">}</text:p>
      <text:p text:style-name="P66"/>
      <text:p text:style-name="P69">COPY Content </text:p>
      <text:p text:style-name="P30"/>
      <text:p text:style-name="P30"/>
      <text:p text:style-name="P40"><text:span text:style-name="T50">P</text:span><text:span text:style-name="T53">OST </text:span><text:a xlink:type="simple" xlink:href="http://localhost:9000/content/v3/copy/do_11370875227515289616" text:style-name="Internet_20_link" text:visited-style-name="Visited_20_Internet_20_Link">http://localhost:9000/content/v3/copy/do_11370875227515289616</text:a></text:p>
      <text:p text:style-name="P31"/>
      <text:p text:style-name="P49">{</text:p>
      <text:p text:style-name="P66"><text:span text:style-name="T30">"request"</text:span>: {</text:p>
      <text:p text:style-name="P66"><text:span text:style-name="T30">"content"</text:span>: {</text:p>
      <text:p text:style-name="P66"><text:span text:style-name="T30">"createdBy"</text:span>: <text:span text:style-name="T32">"user1"</text:span>,</text:p>
      <text:p text:style-name="P66"><text:span text:style-name="T30">"createdFor"</text:span>: [</text:p>
      <text:p text:style-name="P72">"user2"</text:p>
      <text:p text:style-name="P66">],</text:p>
      <text:p text:style-name="P66"><text:span text:style-name="T30">"organisation"</text:span>: [</text:p>
      <text:p text:style-name="P72">"sunbird"</text:p>
      <text:p text:style-name="P66">],</text:p>
      <text:p text:style-name="P66"><text:span text:style-name="T30">"framework"</text:span>: <text:span text:style-name="T32">"NCF"</text:span></text:p>
      <text:p text:style-name="P66">}</text:p>
      <text:p text:style-name="P66">}</text:p>
      <text:p text:style-name="P66">}</text:p>
      <text:p text:style-name="P31"/>
      <text:p text:style-name="P31"/>
      <text:p text:style-name="P31">Result</text:p>
      <text:p text:style-name="P49">{</text:p>
      <text:p text:style-name="P66"><text:span text:style-name="T30">"id"</text:span>: <text:span text:style-name="T32">"api.content.copy"</text:span>,</text:p>
      <text:p text:style-name="P66"><text:span text:style-name="T30">"ver"</text:span>: <text:span text:style-name="T32">"3.0"</text:span>,</text:p>
      <text:p text:style-name="P66"><text:span text:style-name="T30">"ts"</text:span>: <text:span text:style-name="T32">"2023-01-16T11:48:51Z+05:30"</text:span>,</text:p>
      <text:p text:style-name="P66"><text:span text:style-name="T30">"params"</text:span>: {</text:p>
      <text:p text:style-name="P66"><text:span text:style-name="T30">"resmsgid"</text:span>: <text:span text:style-name="T32">"756e1575-dce3-43f6-b885-201e7cdd7e6f"</text:span>,</text:p>
      <text:p text:style-name="P66"><text:span text:style-name="T30">"msgid"</text:span>: <text:span text:style-name="T33">null</text:span>,</text:p>
      <text:p text:style-name="P66"><text:span text:style-name="T30">"err"</text:span>: <text:span text:style-name="T33">null</text:span>,</text:p>
      <text:p text:style-name="P66"><text:span text:style-name="T30">"status"</text:span>: <text:span text:style-name="T32">"successful"</text:span>,</text:p>
      <text:p text:style-name="P66"><text:soft-page-break/><text:span text:style-name="T30">"errmsg"</text:span>: <text:span text:style-name="T33">null</text:span></text:p>
      <text:p text:style-name="P66">},</text:p>
      <text:p text:style-name="P66"><text:span text:style-name="T30">"responseCode"</text:span>: <text:span text:style-name="T32">"OK"</text:span>,</text:p>
      <text:p text:style-name="P66"><text:span text:style-name="T30">"result"</text:span>: {</text:p>
      <text:p text:style-name="P66"><text:span text:style-name="T30">"node_id"</text:span>: {</text:p>
      <text:p text:style-name="P66"><text:span text:style-name="T30">"do_11370875227515289616"</text:span>: <text:span text:style-name="T32">"do_11371217864220672017"</text:span></text:p>
      <text:p text:style-name="P66">},</text:p>
      <text:p text:style-name="P66"><text:span text:style-name="T30">"versionKey"</text:span>: <text:span text:style-name="T32">"1673849931926"</text:span></text:p>
      <text:p text:style-name="P66">}</text:p>
      <text:p text:style-name="P66">}</text:p>
      <text:p text:style-name="P31"/>
      <text:p text:style-name="P31"/>
      <text:p text:style-name="P45">Elastic Search steps</text:p>
      <text:p text:style-name="P45"/>
      <text:p text:style-name="P41">Create a docker-compose.yml file and put all </text:p>
      <text:p text:style-name="P41"/>
      <text:p text:style-name="P52"><text:span text:style-name="T42">version</text:span>: <text:span text:style-name="T45">'2.2'</text:span></text:p>
      <text:p text:style-name="P71"><text:span text:style-name="T42">services</text:span>:</text:p>
      <text:p text:style-name="P71"><text:span text:style-name="T42">elasticsearch</text:span>:</text:p>
      <text:p text:style-name="P71"><text:span text:style-name="T42">image</text:span>: <text:span text:style-name="T45">docker.elastic.co/elasticsearch/elasticsearch:6.8.22</text:span></text:p>
      <text:p text:style-name="P71"><text:span text:style-name="T42">container_name</text:span>: <text:span text:style-name="T45">elasticsearch</text:span></text:p>
      <text:p text:style-name="P71"><text:span text:style-name="T42">environment</text:span>:</text:p>
      <text:p text:style-name="P71">- <text:span text:style-name="T45">cluster.name=docker-cluster</text:span></text:p>
      <text:p text:style-name="P71">- <text:span text:style-name="T45">bootstrap.memory_lock=true</text:span></text:p>
      <text:p text:style-name="P71">- <text:span text:style-name="T45">"ES_JAVA_OPTS=-Xms512m -Xmx512m"</text:span></text:p>
      <text:p text:style-name="P71"><text:span text:style-name="T42">ulimits</text:span>:</text:p>
      <text:p text:style-name="P71"><text:span text:style-name="T42">memlock</text:span>:</text:p>
      <text:p text:style-name="P71"><text:span text:style-name="T42">soft</text:span>: <text:span text:style-name="T54">-1</text:span></text:p>
      <text:p text:style-name="P71"><text:span text:style-name="T42">hard</text:span>: <text:span text:style-name="T54">-1</text:span></text:p>
      <text:p text:style-name="P71"><text:span text:style-name="T42">volumes</text:span>:</text:p>
      <text:p text:style-name="P71">- <text:span text:style-name="T45">esdata1:/usr/share/elasticsearch/data</text:span></text:p>
      <text:p text:style-name="P71"><text:span text:style-name="T42">ports</text:span>:</text:p>
      <text:p text:style-name="P71">- <text:span text:style-name="T45">9200:9200</text:span></text:p>
      <text:p text:style-name="P71"><text:span text:style-name="T42">networks</text:span>:</text:p>
      <text:p text:style-name="P71">- <text:span text:style-name="T45">esnet</text:span></text:p>
      <text:p text:style-name="P73"># elasticsearch2:</text:p>
      <text:p text:style-name="P73"># image: docker.elastic.co/elasticsearch/elasticsearch:6.4.1</text:p>
      <text:p text:style-name="P73"># container_name: elasticsearch2</text:p>
      <text:p text:style-name="P73"># environment:</text:p>
      <text:p text:style-name="P73"># - cluster.name=docker-cluster</text:p>
      <text:p text:style-name="P73"># - bootstrap.memory_lock=true</text:p>
      <text:p text:style-name="P73"># - "ES_JAVA_OPTS=-Xms512m -Xmx512m"</text:p>
      <text:p text:style-name="P73"># - "discovery.zen.ping.unicast.hosts=elasticsearch"</text:p>
      <text:p text:style-name="P73"># ulimits:</text:p>
      <text:p text:style-name="P73"># memlock:</text:p>
      <text:p text:style-name="P73"># soft: -1</text:p>
      <text:p text:style-name="P73"># hard: -1</text:p>
      <text:p text:style-name="P73"># volumes:</text:p>
      <text:p text:style-name="P73"># - esdata2:/usr/share/elasticsearch/data</text:p>
      <text:p text:style-name="P73"># networks:</text:p>
      <text:p text:style-name="P73"># - esnet</text:p>
      <text:p text:style-name="P74"/>
      <text:p text:style-name="P71"><text:soft-page-break/><text:span text:style-name="T42">volumes</text:span>:</text:p>
      <text:p text:style-name="P71"><text:span text:style-name="T42">esdata1</text:span>:</text:p>
      <text:p text:style-name="P71"><text:span text:style-name="T42">driver</text:span>: <text:span text:style-name="T45">local</text:span></text:p>
      <text:p text:style-name="P73"># esdata2:</text:p>
      <text:p text:style-name="P73"># driver: local</text:p>
      <text:p text:style-name="P74"/>
      <text:p text:style-name="P71"><text:span text:style-name="T42">networks</text:span>:</text:p>
      <text:p text:style-name="P71"><text:span text:style-name="T42">esnet</text:span>:</text:p>
      <text:p text:style-name="P76"/>
      <text:p text:style-name="P42">sudo docker-compose up <text:s/>if you got error run below command</text:p>
      <text:p text:style-name="P42">sudo sysctl -w vm.max_map_count=262144</text:p>
      <text:p text:style-name="P42">then agin run <text:s/><text:span text:style-name="T55">docker-compose up</text:span></text:p>
      <text:p text:style-name="P42"/>
      <text:p text:style-name="P43">create index for elastic search by </text:p>
      <text:p text:style-name="P53">curl -X PUT <text:span text:style-name="T45">"localhost:9200/compositesearch_v1?pretty"</text:span></text:p>
      <text:p text:style-name="P54"/>
      <text:p text:style-name="P43">Create aliases by </text:p>
      <text:p text:style-name="P53">curl -X POST <text:span text:style-name="T45">"localhost:9200/_aliases?pretty"</text:span> -H <text:span text:style-name="T45">'Content-Type: application/json'</text:span> -d<text:span text:style-name="T45">'</text:span></text:p>
      <text:p text:style-name="P75">{</text:p>
      <text:p text:style-name="P75">"actions" : [</text:p>
      <text:p text:style-name="P75">{ "add" : { "index" : "compositesearch_v1", "alias" : "compositesearch" } }</text:p>
      <text:p text:style-name="P75">]</text:p>
      <text:p text:style-name="P75">}</text:p>
      <text:p text:style-name="P75">'</text:p>
      <text:p text:style-name="P43"/>
      <text:p text:style-name="P43"/>
      <text:p text:style-name="P56"><text:span text:style-name="T25">create </text:span><text:bookmark text:name="blob-path"/><text:span text:style-name="Strong_20_Emphasis"><text:span text:style-name="T23">compositesearch.json </text:span></text:span><text:span text:style-name="Strong_20_Emphasis"><text:span text:style-name="T24">and put all content of latest version </text:span></text:span></text:p>
      <text:p text:style-name="P56"><text:span text:style-name="Strong_20_Emphasis"><text:span text:style-name="T24"><text:s/>from</text:span></text:span></text:p>
      <text:p text:style-name="P56"><text:a xlink:type="simple" xlink:href="https://github.com/keshavprasadms/sunbird-devops/blob/release-5.1.0/ansible/roles/es-mapping/files/indices/compositesearch.json" text:style-name="Internet_20_link" text:visited-style-name="Visited_20_Internet_20_Link"><text:span text:style-name="Strong_20_Emphasis"><text:span text:style-name="T24">https://github.com/keshavprasadms/sunbird-devops/blob/release-5.1.0/ansible/roles/es-mapping/files/indices/compositesearch.json</text:span></text:span></text:a></text:p>
      <text:p text:style-name="P56"><text:span text:style-name="Strong_20_Emphasis"><text:span text:style-name="T24"/></text:span></text:p>
      <text:p text:style-name="P56"><text:span text:style-name="Strong_20_Emphasis"><text:span text:style-name="T24">curl <text:s/>-X PUT http://localhost:9200/compositesearch_v1 -H 'Content-Type: application/json' -d @&lt;path to compositesearch.json&gt;</text:span></text:span></text:p>
      <text:p text:style-name="P56"><text:span text:style-name="Strong_20_Emphasis"><text:span text:style-name="T24"/></text:span></text:p>
      <text:p text:style-name="P56"><text:span text:style-name="Strong_20_Emphasis"><text:span text:style-name="T24">create </text:span></text:span><text:bookmark text:name="blob-path1"/><text:span text:style-name="Strong_20_Emphasis"><text:span text:style-name="T24">compositesearch-mapping.json and put all content of latest version from</text:span></text:span></text:p>
      <text:p text:style-name="P56"><text:a xlink:type="simple" xlink:href="https://github.com/keshavprasadms/sunbird-devops/blob/release-5.1.0/ansible/roles/es-mapping/files/mappings/compositesearch-mapping.json" text:style-name="Internet_20_link" text:visited-style-name="Visited_20_Internet_20_Link"><text:span text:style-name="Strong_20_Emphasis"><text:span text:style-name="T24">https://github.com/keshavprasadms/sunbird-devops/blob/release-5.1.0/ansible/roles/es-mapping/files/mappings/compositesearch-mapping.json</text:span></text:span></text:a></text:p>
      <text:p text:style-name="P56"><text:span text:style-name="Strong_20_Emphasis"><text:span text:style-name="T24"/></text:span></text:p>
      <text:p text:style-name="P56"><text:span text:style-name="Strong_20_Emphasis"><text:span text:style-name="T24">curl <text:s/>-X PUT http://localhost:9200/compositesearch_v1/_mapping/cs -H 'Content-Type: application/json' -d @&lt;path to compositesearch-mapping.json&gt;</text:span></text:span></text:p>
      <text:p text:style-name="P56"><text:span text:style-name="Strong_20_Emphasis"><text:span text:style-name="T24"/></text:span></text:p>
      <text:p text:style-name="P56"><text:span text:style-name="Strong_20_Emphasis"><text:span text:style-name="T24"/></text:span></text:p>
      <text:p text:style-name="P56"><text:span text:style-name="Strong_20_Emphasis"><text:span text:style-name="T24">after that again restart the </text:span></text:span><text:span text:style-name="Strong_20_Emphasis"><text:span text:style-name="T15">Run </text:span></text:span><text:span text:style-name="Strong_20_Emphasis"><text:span text:style-name="Source_20_Text"><text:span text:style-name="T20">mvn clean install -DskipTests</text:span></text:span></text:span><text:span text:style-name="Strong_20_Emphasis"><text:span text:style-name="T15"> in the knowledge-platform folder</text:span></text:span></text:p>
      <text:p text:style-name="P56"><text:span text:style-name="Strong_20_Emphasis"><text:span text:style-name="T24"/></text:span></text:p>
      <text:p text:style-name="P56"><text:span text:style-name="Strong_20_Emphasis"><text:span text:style-name="T24"/></text:span></text:p>
      <text:p text:style-name="P62"><text:span text:style-name="T56">Run </text:span><text:span text:style-name="Source_20_Text"><text:span text:style-name="T57">mvn play2:run</text:span></text:span><text:span text:style-name="T56"> in the knowledge-platform/search-api/search-service folder</text:span></text:p>
      <text:p text:style-name="P43">Search Api will run</text:p>
      <text:p text:style-name="P42"/>
      <text:p text:style-name="P42"/>
      <text:p text:style-name="P57"><text:soft-page-break/><text:span text:style-name="T26">TO change the Port </text:span><text:span text:style-name="T27">mvn play2:run </text:span><text:span text:style-name="Source_20_Text"><text:span text:style-name="T28">-Dhttp.port=8080" </text:span></text:span><text:span text:style-name="Source_20_Text"><text:span text:style-name="T29">any port in place 8080</text:span></text:span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15:54:18.424768641</meta:creation-date>
    <dc:date>2023-01-24T11:50:53.618294706</dc:date>
    <meta:editing-duration>PT10H39M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0" meta:paragraph-count="343" meta:word-count="1238" meta:character-count="11345" meta:non-whitespace-character-count="10273"/>
  </office:meta>
</office:document-meta>
</file>